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 was walking down the street yesterday, and everyone I passed was suspicious of me... Maybe you have it... And I was suspicious of them...</text:p>
      <text:section text:style-name="Sect1" text:name="js_nh">
        <text:p text:style-name="Text_20_body">I am so sure a lack of compassion for each other is not going to help anyone anywhere.</text:p>
        <text:p text:style-name="Text_20_body">If I'm not shaking your hand... I am so heartbroken that I can't shake your hand right now..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6:19:16.173157127</meta:creation-date>
    <dc:date>2020-05-06T16:19:51.268859244</dc:date>
    <meta:editing-duration>PT35S</meta:editing-duration>
    <meta:editing-cycles>1</meta:editing-cycles>
    <meta:document-statistic meta:table-count="0" meta:image-count="0" meta:object-count="0" meta:page-count="1" meta:paragraph-count="3" meta:word-count="61" meta:character-count="318" meta:non-whitespace-character-count="260"/>
    <meta:generator>LibreOffice/6.0.7.3$Linux_X86_64 LibreOffice_project/00m0$Build-3</meta:generator>
  </office:meta>
</office:document-meta>
</file>